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ssue stage mein ifIdlatch se utha rya ho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ssue stage mein sab issue kar re ho jitni ho sakti hain..i.e. multipl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firm with prev logic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cycle mein kuch bi fetch ni hua?--just added to instrCache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etch issu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rmination logi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tALU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2<text:span text:style-name="T1">nd</text:span> operand ni hai 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ating point to'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ch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sq</text:p>
          </table:table-cell>
        </table:table-row>
        <table:table-row table:style-name="ro1" table:number-rows-repeated="39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22:07:52.066359695</dc:date>
    <meta:editing-duration>P1DT6H50M26S</meta:editing-duration>
    <meta:editing-cycles>66</meta:editing-cycles>
    <meta:document-statistic meta:table-count="2" meta:cell-count="86" meta:object-count="0"/>
  </office:meta>
</office:document-meta>
</file>